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3">
            <text:p>ADVANCE INFO COMMUNICATION</text:p>
          </table:table-cell>
          <table:covered-table-cell/>
          <table:covered-table-cell table:style-name="ce8"/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5"/>
        </table:table-row>
        <table:table-row table:style-name="ro1">
          <table:table-cell/>
          <table:covered-table-cell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M006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2">
            <text:p>MUQEET</text:p>
          </table:table-cell>
          <table:covered-table-cell/>
          <table:table-cell table:style-name="ce10" office:value-type="string" calcext:value-type="string" table:number-columns-spanned="2" table:number-rows-spanned="2">
            <text:p>STOCK AMOUNT</text:p>
          </table:table-cell>
          <table:covered-table-cell table:style-name="ce9"/>
          <table:table-cell table:style-name="ce10" table:formula="of:=SUM([.E$1:.E$1048576])" office:value-type="float" office:value="194234" calcext:value-type="float" table:number-columns-spanned="2" table:number-rows-spanned="2">
            <text:p>194234</text:p>
          </table:table-cell>
          <table:covered-table-cell table:style-name="ce13"/>
        </table:table-row>
        <table:table-row table:style-name="ro1">
          <table:covered-table-cell table:number-columns-repeated="7"/>
          <table:covered-table-cell table:number-columns-repeated="2" table:style-name="ce13"/>
        </table:table-row>
        <table:table-row table:style-name="ro1">
          <table:table-cell table:number-columns-repeated="4"/>
          <table:table-cell table:style-name="ce9"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2">
            <text:p>DEBIT</text:p>
          </table:table-cell>
          <table:covered-table-cell/>
          <table:table-cell table:style-name="ce11" office:value-type="float" office:value="196034" calcext:value-type="float" table:number-columns-spanned="2" table:number-rows-spanned="2">
            <text:p>196034</text:p>
          </table:table-cell>
          <table:covered-table-cell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5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QTY.</text:p>
          </table:table-cell>
          <table:table-cell table:style-name="ce7" office:value-type="string" calcext:value-type="string" table:number-columns-spanned="1" table:number-rows-spanned="2">
            <text:p>RATE</text:p>
          </table:table-cell>
          <table:table-cell table:style-name="ce7" office:value-type="string" calcext:value-type="string" table:number-columns-spanned="1" table:number-rows-spanned="2">
            <text:p>AMOUNT</text:p>
          </table:table-cell>
          <table:table-cell/>
          <table:table-cell table:style-name="ce9"/>
          <table:table-cell table:number-columns-repeated="2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13]*[.C13])" office:value-type="float" office:value="12990" calcext:value-type="float">
            <text:p>1299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5]*[.C15])" office:value-type="float" office:value="21490" calcext:value-type="float">
            <text:p>2149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6]*[.C16])" office:value-type="float" office:value="18490" calcext:value-type="float">
            <text:p>18490</text:p>
          </table:table-cell>
          <table:table-cell table:style-name="ce1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17]*[.C17])" office:value-type="float" office:value="24999" calcext:value-type="float">
            <text:p>249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8]*[.C18])"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51 8/128</text:p>
          </table:table-cell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table:formula="of:=([.D19]*[.C19])" office:value-type="float" office:value="17990" calcext:value-type="float">
            <text:p>1799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21]*[.C21])" office:value-type="float" office:value="16990" calcext:value-type="float">
            <text:p>1699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2]*[.C22])" office:value-type="float" office:value="21999" calcext:value-type="float">
            <text:p>219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3]*[.C23])" office:value-type="float" office:value="17999" calcext:value-type="float">
            <text:p>179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 table:number-rows-repeated="10484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5-30T17:02:42.977500804</dc:date>
    <meta:editing-duration>PT8M15S</meta:editing-duration>
    <meta:editing-cycles>2</meta:editing-cycles>
    <meta:generator>LibreOffice/7.0.5.2$Linux_X86_64 LibreOffice_project/00$Build-2</meta:generator>
    <meta:document-statistic meta:table-count="1" meta:cell-count="213" meta:object-count="0"/>
  </office:meta>
</office:document-meta>
</file>